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26d4" officeooo:paragraph-rsid="001026d4"/>
    </style:style>
    <style:style style:name="P2" style:family="paragraph" style:parent-style-name="Standard">
      <style:text-properties officeooo:rsid="001073c1" officeooo:paragraph-rsid="001073c1"/>
    </style:style>
    <style:style style:name="P3" style:family="paragraph" style:parent-style-name="Standard">
      <style:text-properties officeooo:rsid="00115a1a" officeooo:paragraph-rsid="00115a1a"/>
    </style:style>
    <style:style style:name="P4" style:family="paragraph" style:parent-style-name="Text_20_body">
      <style:text-properties officeooo:rsid="00115a1a" officeooo:paragraph-rsid="00115a1a"/>
    </style:style>
    <style:style style:name="P5" style:family="paragraph" style:parent-style-name="Text_20_body">
      <style:text-properties officeooo:rsid="00166f37" officeooo:paragraph-rsid="00166f37"/>
    </style:style>
    <style:style style:name="P6" style:family="paragraph" style:parent-style-name="Standard">
      <style:text-properties officeooo:rsid="00175ff6" officeooo:paragraph-rsid="00175ff6"/>
    </style:style>
    <style:style style:name="P7" style:family="paragraph" style:parent-style-name="Standard">
      <style:text-properties officeooo:rsid="0018ae77" officeooo:paragraph-rsid="0018ae77"/>
    </style:style>
    <style:style style:name="P8" style:family="paragraph" style:parent-style-name="Standard" style:list-style-name="L3"/>
    <style:style style:name="P9" style:family="paragraph" style:parent-style-name="Text_20_body">
      <style:text-properties officeooo:rsid="00115a1a" officeooo:paragraph-rsid="00115a1a"/>
    </style:style>
    <style:style style:name="P10" style:family="paragraph" style:parent-style-name="Text_20_body" style:list-style-name="L1"/>
    <style:style style:name="P11" style:family="paragraph" style:parent-style-name="Text_20_body">
      <style:text-properties officeooo:rsid="00166f37" officeooo:paragraph-rsid="00166f37"/>
    </style:style>
    <style:style style:name="P12" style:family="paragraph" style:parent-style-name="Text_20_body" style:list-style-name="L2"/>
    <style:style style:name="P13" style:family="paragraph" style:parent-style-name="Text_20_body">
      <style:text-properties officeooo:rsid="00175ff6" officeooo:paragraph-rsid="00175ff6"/>
    </style:style>
    <style:style style:name="P14" style:family="paragraph" style:parent-style-name="Text_20_body">
      <style:text-properties officeooo:rsid="001b0022" officeooo:paragraph-rsid="001b0022"/>
    </style:style>
    <style:style style:name="P15" style:family="paragraph" style:parent-style-name="Text_20_body" style:list-style-name="L3"/>
    <style:style style:name="P16" style:family="paragraph" style:parent-style-name="Text_20_body" style:list-style-name="L1">
      <style:paragraph-properties fo:margin-top="0cm" fo:margin-bottom="0cm" loext:contextual-spacing="false"/>
    </style:style>
    <style:style style:name="P17" style:family="paragraph" style:parent-style-name="Text_20_body" style:list-style-name="L2">
      <style:paragraph-properties fo:margin-top="0cm" fo:margin-bottom="0cm" loext:contextual-spacing="false"/>
    </style:style>
    <style:style style:name="T1" style:family="text">
      <style:text-properties officeooo:rsid="0012f838"/>
    </style:style>
    <style:style style:name="T2" style:family="text">
      <style:text-properties officeooo:rsid="001b0022"/>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Q) Why docker is needed?</text:p>
      <text:p text:style-name="P1">Ans:</text:p>
      <text:p text:style-name="P1">Often the development environment doesn’t match the production environment resulting in the application working fine on development environment but not on production environment.</text:p>
      <text:p text:style-name="P1"/>
      <text:p text:style-name="P1">It could be change in versions, change in configurations or even the overall (system) environment.</text:p>
      <text:p text:style-name="P1"/>
      <text:p text:style-name="P2">Inconstistencies between production and development environments.</text:p>
      <text:p text:style-name="P2"/>
      <text:p text:style-name="P2"/>
      <text:p text:style-name="P3">Using docker, the developer can wrap their code in a container created as a Dockerfile.</text:p>
      <text:p text:style-name="P3">We can use different containers for different environment requirements.</text:p>
      <text:p text:style-name="P3"/>
      <text:p text:style-name="P3">Testing becomes easier by using the same container to run automated tests.</text:p>
      <text:p text:style-name="P3"/>
      <text:p text:style-name="P3"/>
      <text:p text:style-name="P3"/>
      <text:p text:style-name="P3">Q) What is docker ?</text:p>
      <text:p text:style-name="P3">Ans:</text:p>
      <text:p text:style-name="P4">Docker is a container<text:bookmark text:name="id325505464"/> management system<text:bookmark text:name="id325505473"/> that helps us<text:bookmark text:name="id325505481"/> easily manage <text:span text:style-name="Strong_20_Emphasis">Linux Containers (LXC)</text:span> in an easier and universal fashion. This lets you create images in virtual environments on your laptop and run commands against them. The actions you perform<text:bookmark text:name="id325505494"/> to the containers, running in these environments locally on your machine, will be the same commands or operations that you run against them when they are running in your production environment.</text:p>
      <text:p text:style-name="P4"/>
      <text:p text:style-name="P4">Docker, which involves the following:</text:p>
      <text:list xml:id="list2905229271" text:style-name="L1">
        <text:list-item>
          <text:p text:style-name="P16"><text:span text:style-name="Strong_20_Emphasis">Open source projects</text:span>: There are several open source projects started by Docker, which are now maintained by a large community of developers.</text:p>
        </text:list-item>
        <text:list-item>
          <text:p text:style-name="P16"><text:span text:style-name="Strong_20_Emphasis">Docker CE and Docker EE</text:span>: This is the core collection of free-to-use and commercially supported Docker tools built on top of the open source components.</text:p>
        </text:list-item>
        <text:list-item>
          <text:p text:style-name="P10"><text:span text:style-name="Strong_20_Emphasis">Docker, Inc.</text:span>: This is the company founded to support and develop the core Docker tools.</text:p>
        </text:list-item>
      </text:list>
      <text:p text:style-name="P5"/>
      <text:p text:style-name="P14">Docker also provides the following tools and services:</text:p>
      <text:list xml:id="list119178347" text:style-name="L3">
        <text:list-item>
          <text:p text:style-name="P15"><text:span text:style-name="T2">Docker Compose: </text:span>A tool that allows you<text:bookmark text:name="id325897387"/> to define and share multi-container definitions;</text:p>
        </text:list-item>
        <text:list-item>
          <text:p text:style-name="P15">Docker Machine: A tool to launch Docker hosts on mulitple platforms.</text:p>
        </text:list-item>
        <text:list-item>
          <text:p text:style-name="P15"><text:span text:style-name="T2">Docker Hub: </text:span>A repository for your<text:bookmark text:name="id326006557"/> Docker images.</text:p>
        </text:list-item>
        <text:list-item>
          <text:p text:style-name="P15"><text:span text:style-name="Strong_20_Emphasis">Docker Store</text:span>:A storefront for<text:bookmark text:name="id326006571"/> official Docker images and plugins as well as licensed products.</text:p>
        </text:list-item>
        <text:list-item>
          <text:p text:style-name="P15"><text:span text:style-name="Strong_20_Emphasis">Docker Swarm</text:span>: A multi-host-aware orchestration<text:bookmark text:name="id326006584"/> tool,</text:p>
        </text:list-item>
        <text:list-item>
          <text:p text:style-name="P15">Docker for Mac</text:p>
        </text:list-item>
        <text:list-item>
          <text:p text:style-name="P15">Docker for Windows</text:p>
        </text:list-item>
        <text:list-item>
          <text:p text:style-name="P8"><text:soft-page-break/><text:span text:style-name="Strong_20_Emphasis">Docker for Amazon Web Services</text:span>: A best-practice Docker Swarm installation that<text:bookmark text:name="id326006842"/> targets AWS</text:p>
        </text:list-item>
        <text:list-item>
          <text:p text:style-name="P8"><text:span text:style-name="Strong_20_Emphasis">Docker for Azure</text:span>: A best-practice Docker<text:bookmark text:name="id326006862"/> Swarm installation that targets Azure</text:p>
          <text:p text:style-name="P15"/>
        </text:list-item>
      </text:list>
      <text:p text:style-name="P5">Q) Benefits of docker ?</text:p>
      <text:p text:style-name="P5">Ans:</text:p>
      <text:p text:style-name="P3"><text:span text:style-name="T1">T</text:span>he biggest key benefit of Docker, that is, there is no need for a complete operating system every time we need to bring up a new container, which cuts down on the overall size of containers. Since almost all the versions of Linux use the standard kernel models, Docker relies on using the host operating system's Linux kernel for the operating system it was built upon, such as Red Hat, CentOS, and Ubuntu.</text:p>
      <text:p text:style-name="P4">For this reason, you can have almost any Linux operating system as your host operating system and be able to layer other Linux-based operating systems on top of the host. Well, that is, your applications are led to believe that a full operating system is actually installed—but in reality, we only install the binaries, such as a package manager and, for example, Apache/PHP and the libraries required to get just enough of an operating system for your applications to run.</text:p>
      <text:p text:style-name="P3"/>
      <text:p text:style-name="P3">Thus, another benefit of Docker is the size of images when they are created. They are built without the largest piece: the kernel or the operating system. This makes them incredibly small, compact, and easy to ship.</text:p>
      <text:p text:style-name="P3"/>
      <text:p text:style-name="P3"/>
      <text:p text:style-name="P3"/>
      <text:p text:style-name="P6">Q) Docker Inc core projects.</text:p>
      <text:p text:style-name="P6">Ans:</text:p>
      <text:p text:style-name="P13">These projects include the following:</text:p>
      <text:list xml:id="list2226112416" text:style-name="L2">
        <text:list-item>
          <text:p text:style-name="P17"><text:span text:style-name="Strong_20_Emphasis">Moby Project</text:span> is the upstream project upon<text:bookmark text:name="id325521545"/> which the Docker Engine is based. It provides all of the components needed to assemble a fully functional container system.</text:p>
        </text:list-item>
        <text:list-item>
          <text:p text:style-name="P17"><text:span text:style-name="Strong_20_Emphasis">Runc</text:span> is a command-line interface for<text:bookmark text:name="id325521560"/> creating and configuring containers, and has been built to the OCI specification.</text:p>
        </text:list-item>
        <text:list-item>
          <text:p text:style-name="P17"><text:span text:style-name="Strong_20_Emphasis">Containerd</text:span> is an easily<text:bookmark text:name="id325521574"/> embeddable container runtime. It is also a core component of the Moby Project.</text:p>
        </text:list-item>
        <text:list-item>
          <text:p text:style-name="P17"><text:span text:style-name="Strong_20_Emphasis">LibNetwork</text:span> is a Go library<text:bookmark text:name="id325521588"/> that provides networking for containers.</text:p>
        </text:list-item>
        <text:list-item>
          <text:p text:style-name="P17"><text:span text:style-name="Strong_20_Emphasis">Notary</text:span> is a client and server that aims<text:bookmark text:name="id325521670"/> to provide a trust system for signed container images.</text:p>
        </text:list-item>
        <text:list-item>
          <text:p text:style-name="P17"><text:span text:style-name="Strong_20_Emphasis">HyperKit</text:span> is a toolkit that allows<text:bookmark text:name="id325521684"/> you to embed hypervisor capabilities into your own applications, presently it only supports the macOS and the Hypervisor.framework.</text:p>
        </text:list-item>
        <text:list-item>
          <text:p text:style-name="P17"><text:span text:style-name="Strong_20_Emphasis">VPNKit</text:span> provides VPN functionality<text:bookmark text:name="id325807176"/> to HyperKit.</text:p>
        </text:list-item>
        <text:list-item>
          <text:p text:style-name="P17"><text:span text:style-name="Strong_20_Emphasis">DataKit</text:span> allows you to orchestrate application data<text:bookmark text:name="id325807190"/> using a Git-like workflow.</text:p>
        </text:list-item>
        <text:list-item>
          <text:p text:style-name="P17"><text:span text:style-name="Strong_20_Emphasis">SwarmKit</text:span> is a toolkit that allows<text:bookmark text:name="id325807204"/> you to build distributed systems using the same raft consensus algorithm as Docker Swarm.</text:p>
        </text:list-item>
        <text:list-item>
          <text:p text:style-name="P17"><text:span text:style-name="Strong_20_Emphasis">LinuxKit</text:span> is a framework that allows<text:bookmark text:name="id325832853"/> you to build and compile a small portable Linux operating system for running containers.</text:p>
        </text:list-item>
        <text:list-item>
          <text:p text:style-name="P12"><text:span text:style-name="Strong_20_Emphasis">InfraKit</text:span> is a collection of tools that<text:bookmark text:name="id325832867"/> you can use to define infrastructure to run your LinuxKit generated distributions on.</text:p>
        </text:list-item>
      </text:list>
      <text:p text:style-name="P6"/>
      <text:p text:style-name="P6"><text:soft-page-break/></text:p>
      <text:p text:style-name="P7">Q) Docker CE and Docker EE</text:p>
      <text:p text:style-name="P7">Ans:</text:p>
      <text:p text:style-name="P7">There are currently two versions of Docker Engine; there is the Docker <text:span text:style-name="Strong_20_Emphasis">Enterprise Edition</text:span> (<text:span text:style-name="Strong_20_Emphasis">EE</text:span>) and the Docker <text:span text:style-name="Strong_20_Emphasis">Community Edition</text:span> (<text:span text:style-name="Strong_20_Emphasis">CE</text:span>).</text:p>
      <text:p text:style-name="P7"/>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2T18:58:19.779394015</meta:creation-date>
    <meta:generator>LibreOffice/6.4.6.2$Linux_X86_64 LibreOffice_project/40$Build-2</meta:generator>
    <dc:date>2021-01-12T20:24:39.759526555</dc:date>
    <meta:editing-duration>PT23M37S</meta:editing-duration>
    <meta:editing-cycles>13</meta:editing-cycles>
    <meta:document-statistic meta:table-count="0" meta:image-count="0" meta:object-count="0" meta:page-count="3" meta:paragraph-count="48" meta:word-count="770" meta:character-count="4667" meta:non-whitespace-character-count="3969"/>
  </office:meta>
</office:document-meta>
</file>